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style:font-size-asian="12pt" style:font-size-complex="12pt"/>
    </style:style>
    <style:style style:name="P2" style:family="paragraph" style:parent-style-name="Preformatted_20_Text">
      <style:text-properties style:font-name="Courier New" fo:font-size="10pt" style:font-size-asian="10pt" style:font-size-complex="10pt"/>
    </style:style>
    <style:style style:name="P3" style:family="paragraph" style:parent-style-name="Preformatted_20_Text">
      <style:text-properties style:font-name="Courier New" fo:font-size="10pt" style:font-size-asian="10pt" style:font-size-complex="10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ribution OSGi</text:h>
      <text:p text:style-name="Standard"/>
      <text:p text:style-name="P1">This sample packages the calculator sample as an OSGi bundle. The main differences over and above the basic calculator sample is that the bundle has a bundle activator. When the bundle is installed and started in OSGi the bundle activator starts the Tuscany runtime and runs the sample. </text:p>
      <text:p text:style-name="P1"/>
      <text:p text:style-name="P1">See samples/running_tuscany/osgi for instructions for installing the Tuscany runtime in OSGi. Once the runtime is installed this contribution can be installed from the OSGi command line using the following command. </text:p>
      <text:p text:style-name="P1"/>
      <text:p text:style-name="P2">osgi&gt; install file:///c:\path\to\Tuscany\installation\samples\learning-more\contribution-osgi\target\sample-contribution-osgi.jar</text:p>
      <text:p text:style-name="P1"/>
      <text:p text:style-name="P1">This should give rise to a message indicating the bundle ID as follows:</text:p>
      <text:p text:style-name="P1"/>
      <text:p text:style-name="P2">Bundle id is 264</text:p>
      <text:p text:style-name="Preformatted_20_Text"><text:span text:style-name="T1"/></text:p>
      <text:p text:style-name="Preformatted_20_Text"><text:span text:style-name="T1">The bundle can then be started using:</text:span></text:p>
      <text:p text:style-name="Preformatted_20_Text"><text:span text:style-name="T1"/></text:p>
      <text:p text:style-name="P2">osgi&gt; start 26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 </meta:initial-creator>
    <meta:creation-date>2011-03-15T09:48:55.71</meta:creation-date>
    <meta:generator>OpenOffice.org/3.3$Win32 OpenOffice.org_project/330m20$Build-9567</meta:generator>
    <dc:date>2011-09-06T11:49:33.47</dc:date>
    <meta:editing-duration>PT3H4M51S</meta:editing-duration>
    <meta:editing-cycles>33</meta:editing-cycles>
    <meta:document-statistic meta:table-count="0" meta:image-count="0" meta:object-count="0" meta:page-count="1" meta:paragraph-count="8" meta:word-count="110" meta:character-count="787"/>
  </office:meta>
</office:document-meta>
</file>